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fo:font-weight="bold" officeooo:rsid="000dd551" officeooo:paragraph-rsid="000e61e5" style:font-weight-asian="bold" style:font-weight-complex="bold"/>
    </style:style>
    <style:style style:name="P5" style:family="paragraph" style:parent-style-name="Standard">
      <style:text-properties style:font-name="Arial" officeooo:rsid="000e61e5" officeooo:paragraph-rsid="000e61e5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e6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<text:span text:style-name="T2">nion and Mustard Soup</text:span></text:p>
      <text:p text:style-name="P2"/>
      <text:p text:style-name="P1"/>
      <text:p text:style-name="P1"><text:span text:style-name="T1">Amount</text:span><text:tab/><text:tab/><text:span text:style-name="T1">Ingredient</text:span></text:p>
      <text:p text:style-name="P1"/>
      <text:p text:style-name="P5">50 grams<text:tab/><text:tab/>Butter (½ Stick)</text:p>
      <text:p text:style-name="P5">2<text:tab/><text:tab/><text:tab/>Onions</text:p>
      <text:p text:style-name="P5">2 Cloves<text:tab/><text:tab/>Garlic</text:p>
      <text:p text:style-name="P5">50 grams<text:tab/><text:tab/>Flour (3/8 Cup + 1 Tbs)</text:p>
      <text:p text:style-name="P5">800 Ml<text:tab/><text:tab/>Chicken Stock (27 Oz)</text:p>
      <text:p text:style-name="P5">200 Ml<text:tab/><text:tab/>Single Cream (7 oz)</text:p>
      <text:p text:style-name="P5">3 Tbs<text:tab/><text:tab/><text:tab/>Maille Dijon Mustard</text:p>
      <text:p text:style-name="P5"/>
      <text:p text:style-name="P5"><text:tab/><text:tab/><text:tab/>French Fried Onions</text:p>
      <text:p text:style-name="P5"><text:tab/><text:tab/><text:tab/>Pancetta (sauted until cooked)</text:p>
      <text:p text:style-name="P5"><text:tab/><text:tab/><text:tab/>Chives (snipped)</text:p>
      <text:p text:style-name="P5"/>
      <text:p text:style-name="P1"/>
      <text:p text:style-name="P3">Cooking Instructions:</text:p>
      <text:p text:style-name="P1"/>
      <text:p text:style-name="P5">Soften onions and garlic in buter.</text:p>
      <text:p text:style-name="P5">Stir in flour.</text:p>
      <text:p text:style-name="P5">Slowly add chicken stock</text:p>
      <text:p text:style-name="P5">Bring to a boil; simmer for 15 minutes</text:p>
      <text:p text:style-name="P5"/>
      <text:p text:style-name="P5">Blend soup until smooth.</text:p>
      <text:p text:style-name="P5">Stir in Dijon Mustard and cream.</text:p>
      <text:p text:style-name="P5">Heat through.</text:p>
      <text:p text:style-name="P5">Season to taste.</text:p>
      <text:p text:style-name="P5"/>
      <text:p text:style-name="P5">Serve garnished with Onion Rings, grilled Pancetta and Chiv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6T16:09:51.844000000</meta:creation-date>
    <meta:editing-duration>PT17S</meta:editing-duration>
    <meta:editing-cycles>2</meta:editing-cycles>
    <meta:generator>LibreOffice/6.3.2.2$Windows_X86_64 LibreOffice_project/98b30e735bda24bc04ab42594c85f7fd8be07b9c</meta:generator>
    <dc:date>2020-01-06T16:20:38.970000000</dc:date>
    <meta:document-statistic meta:table-count="0" meta:image-count="0" meta:object-count="0" meta:page-count="1" meta:paragraph-count="22" meta:word-count="98" meta:character-count="561" meta:non-whitespace-character-count="467"/>
  </office:meta>
</office:document-meta>
</file>